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officeooo:rsid="000efa07" officeooo:paragraph-rsid="000efa07" style:font-size-asian="10pt" style:font-size-complex="1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Mono" fo:font-size="10pt" style:font-size-asian="10pt" style:font-size-complex="10pt"/>
    </style:style>
    <style:style style:name="P4" style:family="paragraph" style:parent-style-name="Standard_20_2_7e_LT_7e_Gliederung_20_1">
      <style:text-properties style:font-name="Liberation Mono" fo:font-size="10pt" officeooo:rsid="000efa07" officeooo:paragraph-rsid="000efa07" style:font-size-asian="10pt" style:font-size-complex="10pt"/>
    </style:style>
    <style:style style:name="P5" style:family="paragraph" style:parent-style-name="Standard_20_2_7e_LT_7e_Gliederung_20_1">
      <style:paragraph-properties fo:margin-left="0cm" fo:margin-right="0cm" fo:text-indent="0cm" style:auto-text-indent="false"/>
      <style:text-properties style:font-name="Liberation Mono" fo:font-size="10pt" style:font-size-asian="10pt" style:font-size-complex="10pt"/>
    </style:style>
    <style:style style:name="P6" style:family="paragraph" style:parent-style-name="Standard_20_3_7e_LT_7e_Gliederung_20_1">
      <style:paragraph-properties fo:margin-left="0cm" fo:margin-right="0cm" fo:text-indent="0cm" style:auto-text-indent="false"/>
      <style:text-properties style:font-name="Liberation Mono" fo:font-size="10pt" style:font-size-asian="10pt" style:font-size-complex="10pt"/>
    </style:style>
    <style:style style:name="T1" style:family="text">
      <style:text-properties fo:color="#00000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04e1d" style:letter-kerning="true" style:font-style-asian="normal" style:font-weight-asian="normal" style:text-emphasize="none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In this chapter we will go through the </text:span><text:span text:style-name="Source_20_Text"><text:span text:style-name="T6">&lt;q&gt;</text:span></text:span><text:span text:style-name="T6">, </text:span><text:span text:style-name="Source_20_Text"><text:span text:style-name="T6">&lt;blockquote&gt;</text:span></text:span><text:span text:style-name="T6">, </text:span><text:span text:style-name="Source_20_Text"><text:span text:style-name="T6">&lt;abbr&gt;</text:span></text:span><text:span text:style-name="T6">, </text:span><text:span text:style-name="Source_20_Text"><text:span text:style-name="T6">&lt;address&gt;</text:span></text:span><text:span text:style-name="T6">, </text:span><text:span text:style-name="Source_20_Text"><text:span text:style-name="T6">&lt;cite&gt;</text:span></text:span><text:span text:style-name="T6">, and </text:span><text:span text:style-name="Source_20_Text"><text:span text:style-name="T6">&lt;bdo&gt;</text:span></text:span><text:span text:style-name="T6"> HTML elements.</text:span></text:p>
      <text:p text:style-name="P1"/>
      <text:p text:style-name="P1">HTML q para citas cortas</text:p>
      <text:p text:style-name="P1"/>
      <text:p text:style-name="P1">El elemento HTML q define una cita corta.</text:p>
      <text:p text:style-name="P1"/>
      <text:p text:style-name="P1">Los navegadores generalmente insertan comillas alrededor del elemento q.</text:p>
      <text:p text:style-name="P1">Ejemplo</text:p>
      <text:p text:style-name="P1">El objetivo de pWWF es: qCrear un futuro donde las personas vivan en armonía con la naturaleza./q/p</text:p>
      <text:p text:style-name="P1">HTML blockquote para citas</text:p>
      <text:p text:style-name="P1"/>
      <text:p text:style-name="P1">El elemento HTML blockquote define una sección que se cita de otra fuente.</text:p>
      <text:p text:style-name="P1"/>
      <text:p text:style-name="P1">Los navegadores usualmente sangran elementos blockquote.</text:p>
      <text:p text:style-name="P1">Ejemplo</text:p>
      <text:p text:style-name="P1">pHere es una cita del sitio web de WWF: / p</text:p>
      <text:p text:style-name="P1">blockquote cite = 'http://www.worldwildlife.org/who/index.html'</text:p>
      <text:p text:style-name="P1">Durante 50 años, WWF ha estado protegiendo el futuro de la naturaleza.</text:p>
      <text:p text:style-name="P1">La organización de conservación líder del mundo,</text:p>
      <text:p text:style-name="P1">WWF trabaja en 100 países y cuenta con el apoyo de</text:p>
      <text:p text:style-name="P1">1,2 millones de miembros en los Estados Unidos y</text:p>
      <text:p text:style-name="P1">Cerca de 5 millones a nivel mundial.</text:p>
      <text:p text:style-name="P1">/ blockquote</text:p>
      <text:p text:style-name="P1">Abreviatura HTML para abreviaturas</text:p>
      <text:p text:style-name="P1"/>
      <text:p text:style-name="P1">El elemento abbr HTML define una abreviatura o un acrónimo.</text:p>
      <text:p text:style-name="P1"/>
      <text:p text:style-name="P1">Las abreviaturas de marcado pueden proporcionar información útil a los navegadores, sistemas de traducción y motores de búsqueda.</text:p>
      <text:p text:style-name="P1">Ejemplo</text:p>
      <text:p text:style-name="P1">pThe abbr title = 'Organización Mundial de la Salud' La OMS / abbr fue fundada en 1948./p</text:p>
      <text:p text:style-name="P1">Dirección HTML para la información de contacto</text:p>
      <text:p text:style-name="P1"/>
      <text:p text:style-name="P1">El elemento de dirección HTML define la información de contacto (autor / propietario) de un documento o artículo.</text:p>
      <text:p text:style-name="P1"/>
      <text:p text:style-name="P1">El elemento de dirección generalmente se muestra en cursiva. La mayoría de los navegadores agregarán un salto de línea antes y después del elemento.</text:p>
      <text:p text:style-name="P1">Ejemplo</text:p>
      <text:p text:style-name="P1">habla a</text:p>
      <text:p text:style-name="P1">Escrito por John Doe.br</text:p>
      <text:p text:style-name="P1">Visítanos en: br</text:p>
      <text:p text:style-name="P1">Example.combr</text:p>
      <text:p text:style-name="P1">Box 564, Disneylandbr</text:p>
      <text:p text:style-name="P1">Estados Unidos</text:p>
      <text:p text:style-name="P1">/habla a</text:p>
      <text:p text:style-name="P1">HTML cita para el título del trabajo</text:p>
      <text:p text:style-name="P1"/>
      <text:p text:style-name="P1">El elemento de cita HTML define el título de una obra.</text:p>
      <text:p text:style-name="P1"/>
      <text:p text:style-name="P1">Los navegadores suelen mostrar elementos de citas en cursiva.</text:p>
      <text:p text:style-name="P1">Ejemplo</text:p>
      <text:p text:style-name="P1">pciteThe Scream / cite por Edvard Munch. Pintado en 1893./p</text:p>
      <text:p text:style-name="P1">HTML bdo para anulación bidireccional</text:p>
      <text:p text:style-name="P1"/>
      <text:p text:style-name="P1">El elemento HTML bdo define la anulación bidireccional.</text:p>
      <text:p text:style-name="P1"/>
      <text:p text:style-name="P1">El elemento bdo se usa para anular la dirección del texto actual:</text:p>
      <text:p text:style-name="P1"/>
      <text:p text:style-name="P1"/>
      <text:p text:style-name="P2"><text:soft-page-break/>Estos elementos son empleados <text:s/>cunado debemos dar crédito a los demás por las aportaciones en nuestro trabajo <text:s/>o simplemente para citar un texto, por otro lado se usan para definir las abreviaciones que comúnmente, como por ejemplo “Por sus siglas en ingles significa ….” </text:p>
      <text:p text:style-name="P2">También tenemos la anulación e inserción de texto. <text:s/></text:p>
      <text:p text:style-name="P2"/>
      <text:p text:style-name="P4"/>
      <text:p text:style-name="P5"><text:span text:style-name="T3">Dirección HTML para la información de contacto, adem</text:span><text:span text:style-name="T4">á</text:span><text:span text:style-name="T3">s define la información de contacto generalmente se muestra en cursiva y los navegadores suelen agregar un salto de línea antes y después del elemento.</text:span></text:p>
      <text:p text:style-name="P5"><text:span text:style-name="T3"/></text:p>
      <text:p text:style-name="P6"><text:span text:style-name="T3">Cita el título de un trabajo, el título de una obra u otro genero como película, videos, canciones, y se usa solo para el </text:span><text:span text:style-name="T4">título</text:span><text:span text:style-name="T3"> de la misma. Los navegadores por lo general muestran el texto en cursiva.</text:span></text:p>
      <text:p text:style-name="P3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determina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ítulo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intage_7e_LT_7e_Gliederung_20_1" style:display-name="Vintage~LT~Gliederung 1" style:family="paragraph" style:default-outline-level="">
      <style:paragraph-properties fo:margin-top="0cm" fo:margin-bottom="0.499cm" loext:contextual-spacing="false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Gliederung_20_2" style:display-name="Vintage~LT~Gliederung 2" style:family="paragraph" style:parent-style-name="Vintage_7e_LT_7e_Gliederung_20_1" style:default-outline-level="">
      <style:paragraph-properties fo:margin-top="0cm" fo:margin-bottom="0.3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ntage_7e_LT_7e_Gliederung_20_3" style:display-name="Vintage~LT~Gliederung 3" style:family="paragraph" style:parent-style-name="Vintage_7e_LT_7e_Gliederung_20_2" style:default-outline-level="">
      <style:paragraph-properties fo:margin-top="0cm" fo:margin-bottom="0.3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ntage_7e_LT_7e_Gliederung_20_4" style:display-name="Vintage~LT~Gliederung 4" style:family="paragraph" style:parent-style-name="Vintage_7e_LT_7e_Gliederung_20_3" style:default-outline-level="">
      <style:paragraph-properties fo:margin-top="0cm" fo:margin-bottom="0.198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5" style:display-name="Vintage~LT~Gliederung 5" style:family="paragraph" style:parent-style-name="Vintage_7e_LT_7e_Gliederung_20_4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6" style:display-name="Vintage~LT~Gliederung 6" style:family="paragraph" style:parent-style-name="Vintage_7e_LT_7e_Gliederung_20_5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7" style:display-name="Vintage~LT~Gliederung 7" style:family="paragraph" style:parent-style-name="Vintage_7e_LT_7e_Gliederung_20_6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8" style:display-name="Vintage~LT~Gliederung 8" style:family="paragraph" style:parent-style-name="Vintage_7e_LT_7e_Gliederung_20_7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9" style:display-name="Vintage~LT~Gliederung 9" style:family="paragraph" style:parent-style-name="Vintage_7e_LT_7e_Gliederung_20_8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Titel" style:display-name="Vintag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Untertitel" style:display-name="Vintag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Notizen" style:display-name="Vintag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Hintergrundobjekte" style:display-name="Vintag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ntage_7e_LT_7e_Hintergrund" style:display-name="Vintag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1" style:display-name="Standard 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3_7e_LT_7e_Gliederung_20_1" style:display-name="Standard 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Gliederung_20_2" style:display-name="Standard 3~LT~Gliederung 2" style:family="paragraph" style:parent-style-name="Standard_20_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3_7e_LT_7e_Gliederung_20_3" style:display-name="Standard 3~LT~Gliederung 3" style:family="paragraph" style:parent-style-name="Standard_20_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3_7e_LT_7e_Gliederung_20_4" style:display-name="Standard 3~LT~Gliederung 4" style:family="paragraph" style:parent-style-name="Standard_20_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5" style:display-name="Standard 3~LT~Gliederung 5" style:family="paragraph" style:parent-style-name="Standard_20_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6" style:display-name="Standard 3~LT~Gliederung 6" style:family="paragraph" style:parent-style-name="Standard_20_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7" style:display-name="Standard 3~LT~Gliederung 7" style:family="paragraph" style:parent-style-name="Standard_20_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8" style:display-name="Standard 3~LT~Gliederung 8" style:family="paragraph" style:parent-style-name="Standard_20_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9" style:display-name="Standard 3~LT~Gliederung 9" style:family="paragraph" style:parent-style-name="Standard_20_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Titel" style:display-name="Standard 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Untertitel" style:display-name="Standard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Notizen" style:display-name="Standard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Hintergrundobjekte" style:display-name="Standard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3_7e_LT_7e_Hintergrund" style:display-name="Standard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original" style:display-name="Texto original" style:family="paragraph" style:default-outline-level="">
      <style:paragraph-properties fo:text-align="start" style:justify-single-word="false" fo:orphans="2" fo:widows="2" style:writing-mode="lr-tb"/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21:16:48.732941870</meta:creation-date>
    <dc:date>2020-05-13T17:01:32.632934021</dc:date>
    <meta:editing-duration>PT14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446" meta:character-count="2723" meta:non-whitespace-character-count="2318"/>
  </office:meta>
</office:document-meta>
</file>